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officeooo:rsid="0001ed5a" officeooo:paragraph-rsid="0001ed5a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5" style:family="paragraph" style:parent-style-name="Standard">
      <style:paragraph-properties style:line-height-at-least="0.503cm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6a9955" loext:opacity="100%" style:font-name="Consolas" fo:font-size="10.5pt" fo:font-weight="normal"/>
    </style:style>
    <style:style style:name="T5" style:family="text">
      <style:text-properties fo:color="#c586c0" loext:opacity="100%" style:font-name="Consolas" fo:font-size="10.5pt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9cdcfe" loext:opacity="100%" style:font-name="Consolas" fo:font-size="10.5pt" fo:font-weight="normal"/>
    </style:style>
    <style:style style:name="T8" style:family="text">
      <style:text-properties fo:color="#d4d4d4" loext:opacity="100%" style:font-name="Consolas" fo:font-size="10.5pt" fo:font-weight="normal"/>
    </style:style>
    <style:style style:name="T9" style:family="text">
      <style:text-properties fo:color="#ce9178" loext:opacity="100%" style:font-name="Consolas" fo:font-size="10.5pt" fo:font-weight="normal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ce9178" loext:opacity="100%"/>
    </style:style>
    <style:style style:name="T12" style:family="text">
      <style:text-properties fo:color="#6a9955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croatividade 6</text:p>
      <text:p text:style-name="P2"/>
      <text:p text:style-name="P2"># Definição da função loginUsuario</text:p>
      <text:p text:style-name="P3"><text:span text:style-name="T1">def</text:span> <text:span text:style-name="T2">loginUsuario</text:span>(<text:span text:style-name="T3">perfil</text:span>):</text:p>
      <text:p text:style-name="P4">    <text:span text:style-name="T4"># Verificação do perfil (considerando letras maiúsculas e minúsculas)</text:span></text:p>
      <text:p text:style-name="P4">    <text:span text:style-name="T5">if</text:span><text:span text:style-name="T6"> </text:span><text:span text:style-name="T7">perfil</text:span><text:span text:style-name="T6">.lower() </text:span><text:span text:style-name="T8">==</text:span><text:span text:style-name="T6"> </text:span><text:span text:style-name="T9">'admin'</text:span><text:span text:style-name="T6">:</text:span></text:p>
      <text:p text:style-name="P4">        <text:span text:style-name="T10">print</text:span><text:span text:style-name="T6">(</text:span><text:span text:style-name="T9">'Bem-vindo, Administrador'</text:span><text:span text:style-name="T6">)</text:span></text:p>
      <text:p text:style-name="P4">    <text:span text:style-name="T5">else</text:span><text:span text:style-name="T6">:</text:span></text:p>
      <text:p text:style-name="P4">        <text:span text:style-name="T10">print</text:span><text:span text:style-name="T6">(</text:span><text:span text:style-name="T9">'Bem-vindo, Usuário'</text:span><text:span text:style-name="T6">)</text:span></text:p>
      <text:p text:style-name="P5"/>
      <text:p text:style-name="P2"># Chamadas da função com diferentes valores para o parâmetro</text:p>
      <text:p text:style-name="P3"><text:span text:style-name="T2">loginUsuario</text:span>(<text:span text:style-name="T11">'Admin'</text:span>)  <text:span text:style-name="T12"># Maiúscula e minúscula</text:span></text:p>
      <text:p text:style-name="P3"><text:span text:style-name="T2">loginUsuario</text:span>(<text:span text:style-name="T11">'admin'</text:span>)  <text:span text:style-name="T12"># Apenas minúscula</text:span></text:p>
      <text:p text:style-name="P3"><text:span text:style-name="T2">loginUsuario</text:span>(<text:span text:style-name="T11">'User'</text:span>)   <text:span text:style-name="T12"># Outro perfil</text:span></text:p>
      <text:p text:style-name="P3"><text:span text:style-name="T2">loginUsuario</text:span>(<text:span text:style-name="T11">'usuário'</text:span>)  <text:span text:style-name="T12"># Valor diferente de admi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7:44:56.882000000</meta:creation-date>
    <dc:date>2024-11-22T07:45:19.790000000</dc:date>
    <meta:editing-duration>PT23S</meta:editing-duration>
    <meta:editing-cycles>1</meta:editing-cycles>
    <meta:document-statistic meta:table-count="0" meta:image-count="0" meta:object-count="0" meta:page-count="1" meta:paragraph-count="13" meta:word-count="56" meta:character-count="501" meta:non-whitespace-character-count="425"/>
    <meta:generator>LibreOffice/24.8.3.2$Windows_X86_64 LibreOffice_project/48a6bac9e7e268aeb4c3483fcf825c94556d9f92</meta:generator>
  </office:meta>
</office:document-meta>
</file>